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2.05pt"/>
    </style:style>
    <style:style style:name="co2" style:family="table-column">
      <style:table-column-properties fo:break-before="auto" style:column-width="39.49pt"/>
    </style:style>
    <style:style style:name="co3" style:family="table-column">
      <style:table-column-properties fo:break-before="auto" style:column-width="51.9pt"/>
    </style:style>
    <style:style style:name="co4" style:family="table-column">
      <style:table-column-properties fo:break-before="auto" style:column-width="54.4pt"/>
    </style:style>
    <style:style style:name="co5" style:family="table-column">
      <style:table-column-properties fo:break-before="auto" style:column-width="65.7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42.15pt" fo:break-before="auto" style:use-optimal-row-height="false"/>
    </style:style>
    <style:style style:name="ro2" style:family="table-row">
      <style:table-row-properties style:row-height="22.2pt" fo:break-before="auto" style:use-optimal-row-height="false"/>
    </style:style>
    <style:style style:name="ro3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wrap-option="wrap"/>
    </style:style>
  </office:automatic-styles>
  <office:body>
    <office:spreadsheet>
      <table:table table:name="Foglio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5"/>
        <table:table-row table:style-name="ro1">
          <table:table-cell table:style-name="ce1" office:value-type="string" calcext:value-type="string">
            <text:p>Nome</text:p>
          </table:table-cell>
          <table:table-cell table:style-name="ce3" office:value-type="string" calcext:value-type="string">
            <text:p>FA</text:p>
          </table:table-cell>
          <table:table-cell table:style-name="ce3" office:value-type="string" calcext:value-type="string">
            <text:p>Bad Manhattan</text:p>
          </table:table-cell>
          <table:table-cell table:style-name="ce3" office:value-type="string" calcext:value-type="string">
            <text:p>Good Manhattan</text:p>
          </table:table-cell>
          <table:table-cell/>
        </table:table-row>
        <table:table-row table:style-name="ro2">
          <table:table-cell office:value-type="string" calcext:value-type="string">
            <text:p>0010da7f80b22a06e365740db7627afe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02e347b6f834103279856542a80c793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040ca5460b6936e35aa57edd28e2490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063e32419c1d12475509648670ceabb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sing 3rd direction</text:p>
          </table:table-cell>
        </table:table-row>
        <table:table-row table:style-name="ro2">
          <table:table-cell office:value-type="string" calcext:value-type="string">
            <text:p>006a13577f34ad18050a39d5267e67d8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06bbe4ddf571dfd753bbc8eadde169c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sing 2 directions</text:p>
          </table:table-cell>
        </table:table-row>
        <table:table-row table:style-name="ro2">
          <table:table-cell office:value-type="string" calcext:value-type="string">
            <text:p>006ecddcd8d6dd3c180c310f768313d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007985a1185046742a49fccfb6a17978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07ebe1beec57b4f78bf6848f4c17c0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ossible to detect lines</text:p>
          </table:table-cell>
        </table:table-row>
        <table:table-row table:style-name="ro2">
          <table:table-cell office:value-type="string" calcext:value-type="string">
            <text:p>008a5020c87c51948477119b26dd2aba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08e4d67bf5793ff82f9e37f9a62005e.jpg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0924c4609bc9c7a70d5163256639639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09362c957681f69a54d231f10588ebf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0096967cf9f1f2572f883ebaf1e44afa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09ceb2a14838aaa3c5a0161bd3903b1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0a13e4be5a8f64b709dce0987c89778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0a1504e51a72b22beee745dcb70a726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0b2ed5ac8f368798f29b995d3428d9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00b332a7ab1720119a428480b99c80bc.jpg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0b61218000b357f6c02296a0f758df9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0be46d4b9085cdd982ea5dbc0b57bc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0c01d1caaa11300e65355c214b4429d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sing 3rd direction</text:p>
          </table:table-cell>
        </table:table-row>
        <table:table-row table:style-name="ro2">
          <table:table-cell office:value-type="string" calcext:value-type="string">
            <text:p>00c8eb32472b5b4b091ffd8a9f67fe6c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0cafb7755570264dedfb3c3ad1957e3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0d6f4d4945f61d7b7d49c574ad2a31b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0d720467deb41cc3cc9a211b635ba34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0d8079ab848541d7553566a4e156883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0dd2273dfe07d4a8e0a48fecf44f3e4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0e1a75fe22f4a8e2ce2aed0a9d7f359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ssing 2 directions</text:p>
          </table:table-cell>
        </table:table-row>
        <table:table-row table:style-name="ro2">
          <table:table-cell office:value-type="string" calcext:value-type="string">
            <text:p>00f2035a777b2bd0ce33d49a035db561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0f2ccace48f6e6c0d9a06d5ecdea9e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010065a18e53bb7ca673db501c6d495f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11446fb864fb724b2a1f387a2e78f39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123b3368f5d82f71a54f84f1dd7eee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0126f8d3ac53b7eccb4e5c605088e1b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sing 3rd direction</text:p>
          </table:table-cell>
        </table:table-row>
        <table:table-row table:style-name="ro2">
          <table:table-cell office:value-type="string" calcext:value-type="string">
            <text:p>012e395f22081b81f2e8a097654526d9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13729087179298259e81784cde9f938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13e18873856f1d2dbc25091ef39329b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014ada02b91e8f139fc42f888314568e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151b6e76380f11c630f73d9afac0b4e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153ebd30d387ff7f2a1bba1b96b202d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160433510eb6f52fde6eb99d7f081a7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178f634afe8aed5ad29e6ce1831c47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tectable lines</text:p>
          </table:table-cell>
        </table:table-row>
        <table:table-row table:style-name="ro2">
          <table:table-cell office:value-type="string" calcext:value-type="string">
            <text:p>017b01e2aa1d56863490ab69b4e9c46a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w structured lines, several distractors</text:p>
          </table:table-cell>
        </table:table-row>
        <table:table-row table:style-name="ro2">
          <table:table-cell office:value-type="string" calcext:value-type="string">
            <text:p>0184542027d202fe32ee43a062ec04cb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18adfda2167b93babcc7b2472cdd7ec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d lines for 3rd direcition</text:p>
          </table:table-cell>
        </table:table-row>
        <table:table-row table:style-name="ro2">
          <table:table-cell office:value-type="string" calcext:value-type="string">
            <text:p>018ccc2cb22b27c41fd033051d2fa909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19239ec390e66e91fcd6860dabf8e4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d lines for 3rd direcition</text:p>
          </table:table-cell>
        </table:table-row>
        <table:table-row table:style-name="ro2">
          <table:table-cell office:value-type="string" calcext:value-type="string">
            <text:p>019619fd93756bfa2dc7ab12de887abf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sing line for 3rd direction</text:p>
          </table:table-cell>
        </table:table-row>
        <table:table-row table:style-name="ro2">
          <table:table-cell office:value-type="string" calcext:value-type="string">
            <text:p>019881dd4e947a27ce58fed7ad55ab51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1b06134cff7e0ecc51bb1890de8dfda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1b270e5f2914171e43b41059cc4c7cf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1b4796a864c6ec915ef946a3b9456dc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01b94c650d1811a5fbd57b906c42e4a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tectable lines</text:p>
          </table:table-cell>
        </table:table-row>
        <table:table-row table:style-name="ro2">
          <table:table-cell office:value-type="string" calcext:value-type="string">
            <text:p>01bfd8d3bcc0efda6509dad4be0136d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01c4d7edf4b6e6d134b681cdf2dee7ad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sing 3rd direction</text:p>
          </table:table-cell>
        </table:table-row>
        <table:table-row table:style-name="ro2">
          <table:table-cell office:value-type="string" calcext:value-type="string">
            <text:p>01cd07b8d862e1cb1c1fc31eca05620c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1d59eb1a04d53618aca9c7ab1a0ec84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1d82be9f6d29b68d54822a551b0978d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01df3cf945ea8eec51c156bf90b186b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d 3rd direction</text:p>
          </table:table-cell>
        </table:table-row>
        <table:table-row table:style-name="ro2">
          <table:table-cell office:value-type="string" calcext:value-type="string">
            <text:p>01e6f5066d4fa6008ed9a36cf875a8a1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1ebfe53678c06420f072c9259c36e37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1ec4427b0baac56a169ec91d9e87f53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1ee560b6a15989771cc85405ca679eb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1ef7a79aeb2f7f40c91e273f0a8305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01f14abeae0ccd78a13be86ced8e0e3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01f14abeae0ccd78a13be86ced8e0e31-remove3_0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01fcc9ef258d4e60f9f9645fecf8286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sing 3rd direction</text:p>
          </table:table-cell>
        </table:table-row>
        <table:table-row table:style-name="ro2">
          <table:table-cell office:value-type="string" calcext:value-type="string">
            <text:p>0204bb448437fa60bcc7f4e90525a1f2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2084a804e30bb63be57edb34318f9fe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0208df98ff15a0b48d21b07a2c9501a7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20c245441480b587f91ad7d4c53e1f2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216176086695e01a0d9a3ee0fd5ac1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021ce1b3e2b8507c442e303e6a44d50e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021f9cd5d884195cdfef68a02d80ab4f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d 3rd direction</text:p>
          </table:table-cell>
        </table:table-row>
        <table:table-row table:style-name="ro2">
          <table:table-cell office:value-type="string" calcext:value-type="string">
            <text:p>022db68e972f92da936442c45aaa1018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234277d57b70cd3acc289be7f52fe33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234506a4d280ff18a83326865352a8b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23530c318371b93e79f845509a94e9a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0236b2f3a3768369a103c0bea6f10979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23a4a109748d439e7ddcddc6c1533c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rk image</text:p>
          </table:table-cell>
        </table:table-row>
        <table:table-row table:style-name="ro2">
          <table:table-cell office:value-type="string" calcext:value-type="string">
            <text:p>023b5e87f196ff1c1c044862617ed38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023cb1dfb05d02ebe7ac11aefe03cfdb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246c68aa16ceed274ee4bafa79ef4a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SCARICA E RIPROVA</text:p>
          </table:table-cell>
        </table:table-row>
        <table:table-row table:style-name="ro2">
          <table:table-cell office:value-type="string" calcext:value-type="string">
            <text:p>02481c80ae604a1eae109a1100992bb4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24ad7e762d2de42b5ef01e9ea0e43c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024b3296d58d5860e465ecff98cdf64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 lines</text:p>
          </table:table-cell>
        </table:table-row>
        <table:table-row table:style-name="ro2">
          <table:table-cell office:value-type="string" calcext:value-type="string">
            <text:p>024c7571938aacea6d294af353ec753d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26d0f8704c5eb86b660767ff5d1211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27b9231cb10ecb117942aebb08b447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d cluster</text:p>
          </table:table-cell>
        </table:table-row>
        <table:table-row table:style-name="ro2">
          <table:table-cell office:value-type="string" calcext:value-type="string">
            <text:p>02812295e84538a7368b9b523703df6b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d cluster</text:p>
          </table:table-cell>
        </table:table-row>
        <table:table-row table:style-name="ro2">
          <table:table-cell office:value-type="string" calcext:value-type="string">
            <text:p>028a8fec80f4b4c73b3972eefd254d3e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28dbd23d760df7d73fd844266387906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2a24530e0068cd2f44c0d56ac43604b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2ac832829c70b0e03ab47c7b9e7834a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02adbebfe963f7239c0474e90960261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sing lines</text:p>
          </table:table-cell>
        </table:table-row>
        <table:table-row table:style-name="ro2">
          <table:table-cell office:value-type="string" calcext:value-type="string">
            <text:p>02b88d0d9184b0e80503a5882ece335f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PROVARE</text:p>
          </table:table-cell>
        </table:table-row>
        <table:table-row table:style-name="ro2">
          <table:table-cell office:value-type="string" calcext:value-type="string">
            <text:p>02bd711799bdaf81e59993899dc28ab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02bf8a6432d1cb29e98f08a637b4f3c5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2c1de9070bb7fdeb4111157220018bf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sing 3rd direction</text:p>
          </table:table-cell>
        </table:table-row>
        <table:table-row table:style-name="ro2">
          <table:table-cell office:value-type="string" calcext:value-type="string">
            <text:p>02d44036520a1e4f5b93ff3a397cff6e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 Lines</text:p>
          </table:table-cell>
        </table:table-row>
        <table:table-row table:style-name="ro2">
          <table:table-cell office:value-type="string" calcext:value-type="string">
            <text:p>02d94eef6e3baa04d5d9b4f137017e3b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2dcbb8d2e326d20fa1658dc902f337a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2ddbd9c2af44d8be0f2db05147673a3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2e11195698e5731299ad3f0e3cf6298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2e8126406ee701ca79b19d73eaee02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sing 3rd direction</text:p>
          </table:table-cell>
        </table:table-row>
        <table:table-row table:style-name="ro2">
          <table:table-cell office:value-type="string" calcext:value-type="string">
            <text:p>02e97060b4e47f52ae7215e75ed631c6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2fa3bbe8a26b7345ab793bbb19f157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030c3095d639251f6a330399b8791d84-sharpen05_02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31058c7570604c43fc1ece915ea3c1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031e007a2bc13f1261473302e8948c5b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PROVARE</text:p>
          </table:table-cell>
        </table:table-row>
        <table:table-row table:style-name="ro2">
          <table:table-cell office:value-type="string" calcext:value-type="string">
            <text:p>0320f3d2003f743e25cf19e5c0a7c74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sing lines</text:p>
          </table:table-cell>
        </table:table-row>
        <table:table-row table:style-name="ro2">
          <table:table-cell office:value-type="string" calcext:value-type="string">
            <text:p>0326156a74aeca9b79f96376dabb4085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3275ac6bda17b83adedbd0fc0a22e86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32ab6bc5f7814790c4fa7912eae0833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32b4f73f1fadf3a51d8807ace8fb9a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033cb543ee3f8846596fb5b0723e3c9a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3407e495d7b81d064409280d8bfac6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 Lines</text:p>
          </table:table-cell>
        </table:table-row>
        <table:table-row table:style-name="ro2">
          <table:table-cell office:value-type="string" calcext:value-type="string">
            <text:p>034b1c501b1249c728bf256098eca58b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34b81b0b046bbd6779d54f35299e709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362c5df3b187f957f84e2b50e4e0005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3630ca2e22001aed32ab3d8d43eb88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tectable lines</text:p>
          </table:table-cell>
        </table:table-row>
        <table:table-row table:style-name="ro2">
          <table:table-cell office:value-type="string" calcext:value-type="string">
            <text:p>036929f7725a747be91496bd0422e6b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d 3rd direction</text:p>
          </table:table-cell>
        </table:table-row>
        <table:table-row table:style-name="ro2">
          <table:table-cell office:value-type="string" calcext:value-type="string">
            <text:p>03699fa9046f2d608863e45436e5ecbc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sing 3rd Direction</text:p>
          </table:table-cell>
        </table:table-row>
        <table:table-row table:style-name="ro2">
          <table:table-cell office:value-type="string" calcext:value-type="string">
            <text:p>036fa6286765b634859eb468a108e938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37a9633e4a3de613aea8b76a6494b6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tectable lines</text:p>
          </table:table-cell>
        </table:table-row>
        <table:table-row table:style-name="ro2">
          <table:table-cell office:value-type="string" calcext:value-type="string">
            <text:p>03815080c6acb702c2002297faccb8d7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384dbf0cf1b71fd37b3b9df9fa56e3b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38914b35e35c8f0fafa5536fccaa6f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038ad78e77c4927f8f673e2da96ac578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38e35824c7d1ac45f17b94e16c53e1c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39d1aaca89bd41a2001632f60db9f6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sing 3rd direction</text:p>
          </table:table-cell>
        </table:table-row>
        <table:table-row table:style-name="ro2">
          <table:table-cell office:value-type="string" calcext:value-type="string">
            <text:p>03b2290d37261d1c1eee8342aeeccc70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3b4f92baba6b3c2c3b1a4cb9ce9524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3b7270c8631af801c8dc5f295fb75f4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3bb3f96148f5faaf7875d84f2b9a5ea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3c504103a7c859a481f52421b914dda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tectable lines</text:p>
          </table:table-cell>
        </table:table-row>
        <table:table-row table:style-name="ro2">
          <table:table-cell office:value-type="string" calcext:value-type="string">
            <text:p>03cfcb4db4855804511fa4f8485367f8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3d0b026af4925b7a185fc933cafffa3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3d2407ce9341bd41a7ece9fb97af60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tectable lines</text:p>
          </table:table-cell>
        </table:table-row>
        <table:table-row table:style-name="ro2">
          <table:table-cell office:value-type="string" calcext:value-type="string">
            <text:p>03d2c38ae1577bdf2ae1dd9866205a6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03d65ce6c0e6d6da4cc127d8a2c3275b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3d9a3266ef09a470a38fd91b4554db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sing 3rd direction</text:p>
          </table:table-cell>
        </table:table-row>
        <table:table-row table:style-name="ro2">
          <table:table-cell office:value-type="string" calcext:value-type="string">
            <text:p>03e6d46aa15450ace097036016cc8659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3e70b9a342ca1f04a7430e9500dd6da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 Lines</text:p>
          </table:table-cell>
        </table:table-row>
        <table:table-row table:style-name="ro2">
          <table:table-cell office:value-type="string" calcext:value-type="string">
            <text:p>03f845f89e9abfaf634ea2ba3c1f7255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40336da0a5f0c24babf9dbd1c186972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407ffcc9a6cb8859073db1a6d522bf0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41a87cf17030b3a31d67f329116d47c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41c10c1be5334c6366430be8ccf4283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41d8e1db2739fe59bc41c2c5b8342c7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4243f9712b36a11e4b53b1e88a7afa8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42b5b45b7c1c3f5e8573b54eb99e4a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42ff74c8af84619e93c61e7ad9de77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sing 3rd direction</text:p>
          </table:table-cell>
        </table:table-row>
        <table:table-row table:style-name="ro2">
          <table:table-cell office:value-type="string" calcext:value-type="string">
            <text:p>0436393919d24326eff8e264c0997c5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043f36233088239a70c10d9ffa4bb6d5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44e43d05af08b3610a472f50db63fbf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45403faa7b121f6bec909ce0e1553fa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45df1708107f00846e6ee75b1e7d62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0466c65f15b9023c9cd610a5a6394805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48066942573ae87b2f3747b6c2878de_40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48066942573ae87b2f3747b6c2878de_44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48066942573ae87b2f3747b6c2878de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48072618d654964fd117d555289f6f2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483520ae91941b8e59b961e6457ec4f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485c1ce24a1ad6eddf4d1e0209aacf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 Lines</text:p>
          </table:table-cell>
        </table:table-row>
        <table:table-row table:style-name="ro2">
          <table:table-cell office:value-type="string" calcext:value-type="string">
            <text:p>0485ffab83c7a0c1f422f48b91655f70_76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490056387ccef23cd658665de18da2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 Lines</text:p>
          </table:table-cell>
        </table:table-row>
        <table:table-row table:style-name="ro2">
          <table:table-cell office:value-type="string" calcext:value-type="string">
            <text:p>0497a08783b40323d6fc3be6907a71ee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sing 3rd direction</text:p>
          </table:table-cell>
        </table:table-row>
        <table:table-row table:style-name="ro2">
          <table:table-cell office:value-type="string" calcext:value-type="string">
            <text:p>049a970c08322cf13f47f2a8a6b32265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4a5382f6043136fd0d074b43a6e6aeb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4a7455d7fcc7cdce0c2ea1d1d823229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4a8973bb3b942664683475c0efb399a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tectable lines</text:p>
          </table:table-cell>
        </table:table-row>
        <table:table-row table:style-name="ro2">
          <table:table-cell office:value-type="string" calcext:value-type="string">
            <text:p>04aa667f098da3e2413d02ce14ccb321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4ad9c131376c3042c0c5b3be55a75ec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tectable lines</text:p>
          </table:table-cell>
        </table:table-row>
        <table:table-row table:style-name="ro2">
          <table:table-cell office:value-type="string" calcext:value-type="string">
            <text:p>04b84c0b0843550e4b649fb4f04e385e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orthogonal lines</text:p>
          </table:table-cell>
        </table:table-row>
        <table:table-row table:style-name="ro2">
          <table:table-cell office:value-type="string" calcext:value-type="string">
            <text:p>04bc30a1b6aed6da03abc99adf1bb4be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04bd1293b225d89a78677ea3494c5bcb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PROVARE</text:p>
          </table:table-cell>
        </table:table-row>
        <table:table-row table:style-name="ro2">
          <table:table-cell office:value-type="string" calcext:value-type="string">
            <text:p>04c4fdea4576e178ab17681991da721c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orthogonal lines</text:p>
          </table:table-cell>
        </table:table-row>
        <table:table-row table:style-name="ro2">
          <table:table-cell office:value-type="string" calcext:value-type="string">
            <text:p>04e694b64d1e2a1c1db62e43dfa8c59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sing 3rd direction</text:p>
          </table:table-cell>
        </table:table-row>
        <table:table-row table:style-name="ro2">
          <table:table-cell office:value-type="string" calcext:value-type="string">
            <text:p>04e86d6abc5954347864b73038e5757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sing 3rd direction</text:p>
          </table:table-cell>
        </table:table-row>
        <table:table-row table:style-name="ro2">
          <table:table-cell office:value-type="string" calcext:value-type="string">
            <text:p>04eba35b7a9ff47b39bc446d1ef316dc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ample of good even without ManMade</text:p>
          </table:table-cell>
        </table:table-row>
        <table:table-row table:style-name="ro2">
          <table:table-cell office:value-type="string" calcext:value-type="string">
            <text:p>04fb04ee6b1fb0d81c3a3d6de13728b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detectable lines</text:p>
          </table:table-cell>
        </table:table-row>
        <table:table-row table:style-name="ro2">
          <table:table-cell office:value-type="string" calcext:value-type="string">
            <text:p>0508c4aec18d446d24f3f3bd54c6874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" table:number-rows-repeated="1048389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 style:data-style-name="N2" text:time-value="14:47:11.440947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7:54:31.741148224</meta:creation-date>
    <dc:date>2017-12-18T15:06:11.025946000</dc:date>
    <meta:editing-duration>PT58M23S</meta:editing-duration>
    <meta:editing-cycles>25</meta:editing-cycles>
    <meta:generator>LibreOffice/5.0.1.2$MacOSX_X86_64 LibreOffice_project/81898c9f5c0d43f3473ba111d7b351050be20261</meta:generator>
    <meta:document-statistic meta:table-count="1" meta:cell-count="791" meta:object-count="0"/>
  </office:meta>
</office:document-meta>
</file>